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4522f" officeooo:paragraph-rsid="0004522f"/>
    </style:style>
    <style:style style:name="P2" style:family="paragraph" style:parent-style-name="Standard">
      <style:paragraph-properties fo:line-height="100%"/>
      <style:text-properties officeooo:rsid="0005cf63" officeooo:paragraph-rsid="0005cf63"/>
    </style:style>
    <style:style style:name="P3" style:family="paragraph" style:parent-style-name="Standard">
      <style:paragraph-properties fo:line-height="100%"/>
      <style:text-properties officeooo:rsid="00079164" officeooo:paragraph-rsid="00079164"/>
    </style:style>
    <style:style style:name="P4" style:family="paragraph" style:parent-style-name="Standard">
      <style:paragraph-properties fo:line-height="100%"/>
      <style:text-properties officeooo:rsid="00079164" officeooo:paragraph-rsid="00087e99"/>
    </style:style>
    <style:style style:name="P5" style:family="paragraph" style:parent-style-name="Standard">
      <style:paragraph-properties fo:line-height="100%"/>
      <style:text-properties officeooo:rsid="00087e99" officeooo:paragraph-rsid="00087e99"/>
    </style:style>
    <style:style style:name="P6" style:family="paragraph" style:parent-style-name="Standard">
      <style:paragraph-properties fo:line-height="100%"/>
      <style:text-properties officeooo:rsid="0009b069" officeooo:paragraph-rsid="0009b069"/>
    </style:style>
    <style:style style:name="P7" style:family="paragraph" style:parent-style-name="Standard">
      <style:paragraph-properties fo:line-height="100%"/>
      <style:text-properties officeooo:rsid="000b2122" officeooo:paragraph-rsid="000b2122"/>
    </style:style>
    <style:style style:name="P8" style:family="paragraph" style:parent-style-name="Standard">
      <style:paragraph-properties fo:line-height="100%"/>
      <style:text-properties officeooo:rsid="000b4240" officeooo:paragraph-rsid="000b4240"/>
    </style:style>
    <style:style style:name="P9" style:family="paragraph" style:parent-style-name="Standard">
      <style:paragraph-properties fo:line-height="100%"/>
      <style:text-properties officeooo:rsid="000bd615" officeooo:paragraph-rsid="000bd615"/>
    </style:style>
    <style:style style:name="P10" style:family="paragraph" style:parent-style-name="Standard">
      <style:paragraph-properties fo:line-height="100%"/>
      <style:text-properties officeooo:rsid="000c70e1" officeooo:paragraph-rsid="000c70e1"/>
    </style:style>
    <style:style style:name="P11" style:family="paragraph" style:parent-style-name="Standard">
      <style:paragraph-properties fo:line-height="100%"/>
      <style:text-properties officeooo:rsid="000e4b14" officeooo:paragraph-rsid="000e4b14"/>
    </style:style>
    <style:style style:name="P12" style:family="paragraph" style:parent-style-name="Standard">
      <style:paragraph-properties fo:line-height="100%"/>
      <style:text-properties officeooo:rsid="00106204" officeooo:paragraph-rsid="00106204"/>
    </style:style>
    <style:style style:name="P13" style:family="paragraph" style:parent-style-name="Standard">
      <style:paragraph-properties fo:line-height="100%"/>
      <style:text-properties officeooo:rsid="000e6404" officeooo:paragraph-rsid="000e6404"/>
    </style:style>
    <style:style style:name="P14" style:family="paragraph" style:parent-style-name="Standard">
      <style:paragraph-properties fo:line-height="100%"/>
      <style:text-properties officeooo:rsid="000f167a" officeooo:paragraph-rsid="000f167a"/>
    </style:style>
    <style:style style:name="P15" style:family="paragraph" style:parent-style-name="Standard">
      <style:paragraph-properties fo:line-height="100%"/>
      <style:text-properties officeooo:rsid="001225bd" officeooo:paragraph-rsid="001225bd"/>
    </style:style>
    <style:style style:name="P16" style:family="paragraph" style:parent-style-name="Standard">
      <style:paragraph-properties fo:line-height="100%"/>
      <style:text-properties officeooo:rsid="00133092" officeooo:paragraph-rsid="00133092"/>
    </style:style>
    <style:style style:name="P17" style:family="paragraph" style:parent-style-name="Standard">
      <style:paragraph-properties fo:line-height="100%"/>
      <style:text-properties officeooo:rsid="00173261" officeooo:paragraph-rsid="00173261"/>
    </style:style>
    <style:style style:name="P18" style:family="paragraph" style:parent-style-name="Standard">
      <style:paragraph-properties fo:line-height="100%"/>
      <style:text-properties officeooo:rsid="00144e7b" officeooo:paragraph-rsid="00144e7b"/>
    </style:style>
    <style:style style:name="P19" style:family="paragraph" style:parent-style-name="Text_20_body">
      <style:paragraph-properties fo:line-height="100%"/>
      <style:text-properties officeooo:rsid="0021bdff" officeooo:paragraph-rsid="0021bdff"/>
    </style:style>
    <style:style style:name="P20" style:family="paragraph" style:parent-style-name="Text_20_body">
      <style:paragraph-properties fo:margin-top="0in" fo:margin-bottom="0in" loext:contextual-spacing="false" fo:line-height="100%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officeooo:rsid="00144e7b" officeooo:paragraph-rsid="0018fa09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rsid="00144e7b" officeooo:paragraph-rsid="00196f93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officeooo:rsid="00144e7b" officeooo:paragraph-rsid="001d0676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officeooo:rsid="0021bdff" officeooo:paragraph-rsid="0021bdff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officeooo:rsid="002282e0" officeooo:paragraph-rsid="002282e0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officeooo:rsid="002282e0" officeooo:paragraph-rsid="00229cb9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officeooo:rsid="00254b75" officeooo:paragraph-rsid="00254b75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rsid="0027acdd" officeooo:paragraph-rsid="0027acdd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rsid="0027c789" officeooo:paragraph-rsid="0027c789"/>
    </style:style>
    <style:style style:name="T1" style:family="text">
      <style:text-properties officeooo:rsid="00087e99"/>
    </style:style>
    <style:style style:name="T2" style:family="text">
      <style:text-properties officeooo:rsid="00144e7b"/>
    </style:style>
    <style:style style:name="T3" style:family="text">
      <style:text-properties officeooo:rsid="00212144"/>
    </style:style>
    <style:style style:name="T4" style:family="text">
      <style:text-properties officeooo:rsid="00229c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dores de acceso:</text:p>
      <text:p text:style-name="P1">Internal:<text:tab/>los miembros del mismo proyecto</text:p>
      <text:p text:style-name="P1">Protected:<text:tab/>los miembros de la misma clase y de las clases derivadas</text:p>
      <text:p text:style-name="P1">internal <text:line-break/>protected <text:tab/>los miembros del mismo proyecto o clases derivadas </text:p>
      <text:p text:style-name="P1"/>
      <text:p text:style-name="P2">USING</text:p>
      <text:p text:style-name="P2">permite que un metodo se llame sin un nombre completamente cualificado.</text:p>
      <text:p text:style-name="P2">ALIAS</text:p>
      <text:p text:style-name="P2">permite utilizar un nombre distinto para el namespace. Sirve para acortar los nombres de los namespaces que queremos incluir en el archivo.</text:p>
      <text:p text:style-name="P2"/>
      <text:p text:style-name="P2">NAMESPACE</text:p>
      <text:p text:style-name="P2">La idea del namespace es que se puedan tener clases, o lo que sea con el mismo nombre en namespaces diferentes. Para especificar cual se quiere usar en cada caso hay que especificar el namespace o bien a la hora de incluir el namespace al archivo darle un alias que sirva de identificador.</text:p>
      <text:p text:style-name="P2"/>
      <text:p text:style-name="P3">MEMORIAS</text:p>
      <text:p text:style-name="P3">Los tipo valor se almacenan en el STACK.</text:p>
      <text:p text:style-name="P3">Los tipo referencia se almacenan en el HEAP.</text:p>
      <text:p text:style-name="P3"/>
      <text:p text:style-name="P3">Los constructores son metodos especiales que se utilizan para inicializar los objetos.<text:line-break/>El operador new lo que hace es reservar espacio en memoria. </text:p>
      <text:p text:style-name="P4">Aunque new y los constructores de instancia realizan tareas independientes, no se pueden usar por separado. De esta forma, C# contribuye a garantizar que la memoria está siempre configurada para un valor válido antes de que se lea (a esto se le llama asignación definida).</text:p>
      <text:p text:style-name="P4"/>
      <text:p text:style-name="P5">Los constructores estaticos no llevan modificadores de acceso!</text:p>
      <text:p text:style-name="P4"/>
      <text:p text:style-name="P4"/>
      <text:p text:style-name="P5">Los parametros opcionales van entre corchetes.</text:p>
      <text:p text:style-name="P5">Los modificadores de acceso de los metodos no pueden ser mas amplios que los de la clase.</text:p>
      <text:p text:style-name="P4"/>
      <text:p text:style-name="P5">Sobrecarga de operadores:</text:p>
      <text:p text:style-name="P4"><text:span text:style-name="T1">public static int operator + (metro m, centimetro c)</text:span> <text:span text:style-name="T1">{}</text:span></text:p>
      <text:p text:style-name="P5">uso: <text:s text:c="2"/></text:p>
      <text:p text:style-name="P5">metro m = varMetro + varCentimetro;</text:p>
      <text:p text:style-name="P5"/>
      <text:p text:style-name="P6">sobrecarga de operadores de casteo:</text:p>
      <text:p text:style-name="P6">public static implicit/explicit operator tipoDestino(tipoOrigen t){}</text:p>
      <text:p text:style-name="P6">* si se define el metodo de forma implicita funciona para las dos formas</text:p>
      <text:p text:style-name="P6">* sino, si es explicita funciona solo de forma explicita.</text:p>
      <text:p text:style-name="P6"/>
      <text:p text:style-name="P6"/>
      <text:p text:style-name="P7">Arrays</text:p>
      <text:p text:style-name="P7">sintaxis:</text:p>
      <text:p text:style-name="P7">public Persona [] listaPersonas = new Persona[100];</text:p>
      <text:p text:style-name="P7"/>
      <text:p text:style-name="P7"><text:soft-page-break/>Los arrays son de tipo referencia y dinamicos es decir que al momento de crearlos no se reserva espacio en memoria hasta no asignarle, una, dos, o mas Personas.</text:p>
      <text:p text:style-name="P7"/>
      <text:p text:style-name="P7">Arrays multidimencionales</text:p>
      <text:p text:style-name="P7">sintaxis</text:p>
      <text:p text:style-name="P7">public Persona [,] listaPersonas = new Persona[10, 100];</text:p>
      <text:p text:style-name="P7"/>
      <text:p text:style-name="P7"/>
      <text:p text:style-name="P8">HERENCIA</text:p>
      <text:p text:style-name="P8">Una clase derivada hereda todo de su clase padre excepto los constructores.</text:p>
      <text:p text:style-name="P8">Los miembros privados tambien se heredan y sólo los miembros de la clase base tienen acceso a los miembros privados de esta clase, aunque la clase derivada también los hereda.</text:p>
      <text:p text:style-name="P8">Una clase derivada no puede ser más accesible que su clase base.</text:p>
      <text:p text:style-name="P8"/>
      <text:p text:style-name="P8"/>
      <text:p text:style-name="P9">CLASES ABSTRACTAS</text:p>
      <text:p text:style-name="P9">Se permite que miembros de las clases abstractas sean abstractos aunque pueden no serlo.</text:p>
      <text:p text:style-name="P10">No se puede sellar una clase abstracta.</text:p>
      <text:p text:style-name="P10">Cuando se deriva de esta clase, hay que hacer implementacion de todos los metodos abstractos heredados (con override).</text:p>
      <text:p text:style-name="P10"/>
      <text:p text:style-name="P11">METODOS VIRTUALES</text:p>
      <text:p text:style-name="P11">Se utiliza para indicar que se puede modificar, y permitir que sea anulado un metodo en una clase derivada.</text:p>
      <text:p text:style-name="P11">Cuando se trata de metodos virtuales, se determina cual es la implementacion a ejecutar en tiempo de ejecucion. Cuando no es virtual se determina en tiempo de compilacion.</text:p>
      <text:p text:style-name="P11">(Ver esto en la practica. Sobreescritura, ocultamiento, polimorfismo).</text:p>
      <text:p text:style-name="P11"/>
      <text:p text:style-name="P11">METODO ABSTRACTO </text:p>
      <text:p text:style-name="P11">Un metodo abstracto es implicitamente un metodo virtual. Es un tipo de metodo virtual (que se puede sobreescribir) pero que no tiene implementacion.</text:p>
      <text:p text:style-name="P11">Para que un metodo sea abstracto la clase <text:s/>debe ser abstracta.</text:p>
      <text:p text:style-name="P12">Una clase que hereda de una clase abstracta debe implementar con override todos los metodos abstractos heredados. </text:p>
      <text:p text:style-name="P11"/>
      <text:p text:style-name="P13">Override</text:p>
      <text:p text:style-name="P13">No se puede sobreescribir un metodo estatico o no virtual. Un metodo override creo que es implicitamente virtual y tambien se puede volver a sobreescribir. No se pueden cambiar los modificadores de acceso al sobreescribir un metodo.</text:p>
      <text:p text:style-name="P14">En tiempo de ejecución, cuando el código de cliente llama al método, el CLR busca el tipo de tiempo de ejecución del objeto e invoca esa anulación del método virtual.</text:p>
      <text:p text:style-name="P13"/>
      <text:p text:style-name="P13">POLIMORFISMO</text:p>
      <text:p text:style-name="P13">Es la capacidad de tratar objetod diferentes de la misma forma.</text:p>
      <text:p text:style-name="P13">El polimorfismo basado en herencia implica la definición de métodos en una clase base y sobrescribirlos con nuevas implementaciones en clases derivadas. </text:p>
      <text:p text:style-name="P13"/>
      <text:p text:style-name="P13"/>
      <text:p text:style-name="P15"/>
      <text:p text:style-name="P15"><text:soft-page-break/>INTERFACES</text:p>
      <text:p text:style-name="P15">Las interfaces son lo mismo que una clase abstracta sin atributos en donde todos sus métodos son abstractos</text:p>
      <text:p text:style-name="P16">Todos los metodos son publicos y abstractos implicitamente (no se especifica).</text:p>
      <text:p text:style-name="P17">Cuando se implementa una interface, se puede hacer de forma explicita o implicita.</text:p>
      <text:p text:style-name="P17">La forma explicita lleva nombreInterface.nombreMetodo y no lleva modificador de acceso.(funciona para llamar al metodo de forma explicita osea con casteo.)</text:p>
      <text:p text:style-name="P17">La forma implicita lleva modificador de acceso public, y no lleva nombre de interface.</text:p>
      <text:p text:style-name="P13"/>
      <text:p text:style-name="P13"/>
      <text:p text:style-name="P18">SERIALIZACION</text:p>
      <text:p text:style-name="P18">Se debe colocar un constructor por defecto en las clases a serializar.</text:p>
      <text:p text:style-name="P18">Sólo se guardaran los atributos o propiedades públicas.</text:p>
      <text:p text:style-name="P18">Si hay relación de herencia, se deberá colocar [XmlInclude(typeof(Clase))] en la clase base e indicando cada clase heredada</text:p>
      <text:p text:style-name="P18"/>
      <text:p text:style-name="P20"><text:line-break/><text:span text:style-name="T2">DUDAS:</text:span></text:p>
      <text:p text:style-name="P21">*Interface, debe ser casteado un objeto a tipo interfaz para utilizar los metodos implementados de forma explicita?</text:p>
      <text:p text:style-name="P21">*Hay que implementar las dos formas explicita/implicita de los metodos de la interfaz?<text:line-break/><text:span text:style-name="T3">→ </text:span>No. <text:span text:style-name="T3">P</text:span>uede implementarse de una sola forma, o de las dos.<text:line-break/>implementacion implicita:</text:p>
      <text:p text:style-name="P22"><text:tab/>-debe llevar modificador de acceso public y no pueden llevar override.</text:p>
      <text:p text:style-name="P22">implementacion explicita:</text:p>
      <text:p text:style-name="P23"><text:tab/>- no pueden llevar modificador de acceso. Hay que darle a la firma del metodo</text:p>
      <text:p text:style-name="P23"><text:tab/><text:tab/>el nombre de la interfaz + . + nombre del metodo.</text:p>
      <text:p text:style-name="P24">Serializacion con herencia:</text:p>
      <text:p text:style-name="P24">Si hay relación de herencia, se deberá colocar [XmlInclude(typeof(Clase))] en la clase base e indicando cada clase heredada.</text:p>
      <text:p text:style-name="P19"/>
      <text:p text:style-name="P25"/>
      <text:p text:style-name="P25">PRACTICAR:</text:p>
      <text:p text:style-name="P25">Serializacion binaria.</text:p>
      <text:p text:style-name="P26">Guardar en archivos de texto. Leer de archivos de texto.</text:p>
      <text:p text:style-name="P26">Guardar en archivos <text:span text:style-name="T4">binarios</text:span>. Leer de archivos <text:span text:style-name="T4">binarios</text:span>.</text:p>
      <text:p text:style-name="P27">Windows form.</text:p>
      <text:p text:style-name="P28">Llamar a metodos de extension de interfaz explicitamente sin castear… no se como es eso..</text:p>
      <text:p text:style-name="P29">Thread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0:51:25.171000000</meta:creation-date>
    <dc:date>2017-07-12T19:22:30.570000000</dc:date>
    <meta:editing-duration>PT3H24M6S</meta:editing-duration>
    <meta:editing-cycles>26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81" meta:word-count="909" meta:character-count="5726" meta:non-whitespace-character-count="4882"/>
  </office:meta>
</office:document-meta>
</file>